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Rosalind Serif" svg:font-family="'Rosalind Serif', Georgia, serif"/>
    <style:font-face style:name="Verdana" svg:font-family="Verdana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3.413cm" style:rel-column-width="1935*"/>
    </style:style>
    <style:style style:name="Tabela1.B" style:family="table-column">
      <style:table-column-properties style:column-width="5.858cm" style:rel-column-width="3321*"/>
    </style:style>
    <style:style style:name="Tabela1.C" style:family="table-column">
      <style:table-column-properties style:column-width="6.419cm" style:rel-column-width="3639*"/>
    </style:style>
    <style:style style:name="Tabela1.D" style:family="table-column">
      <style:table-column-properties style:column-width="5.304cm" style:rel-column-width="3007*"/>
    </style:style>
    <style:style style:name="Tabela1.E" style:family="table-column">
      <style:table-column-properties style:column-width="2.819cm" style:rel-column-width="1598*"/>
    </style:style>
    <style:style style:name="Tabela1.F" style:family="table-column">
      <style:table-column-properties style:column-width="1.887cm" style:rel-column-width="107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e6dbd" officeooo:paragraph-rsid="001e6dbd" style:font-size-asian="10pt" style:font-size-complex="10pt"/>
    </style:style>
    <style:style style:name="P3" style:family="paragraph" style:parent-style-name="Table_20_Contents">
      <style:text-properties fo:font-size="10pt" officeooo:rsid="001edeab" officeooo:paragraph-rsid="001edeab" style:font-size-asian="10pt" style:font-size-complex="10pt"/>
    </style:style>
    <style:style style:name="P4" style:family="paragraph" style:parent-style-name="Table_20_Contents">
      <style:text-properties fo:font-size="10pt" officeooo:rsid="00204526" officeooo:paragraph-rsid="00204526" style:font-size-asian="10pt" style:font-size-complex="10pt"/>
    </style:style>
    <style:style style:name="P5" style:family="paragraph" style:parent-style-name="Table_20_Contents">
      <style:text-properties fo:font-size="10pt" officeooo:rsid="0021e9b0" officeooo:paragraph-rsid="0021e9b0" style:font-size-asian="10pt" style:font-size-complex="10pt"/>
    </style:style>
    <style:style style:name="P6" style:family="paragraph" style:parent-style-name="Table_20_Contents">
      <style:text-properties fo:font-size="10pt" officeooo:rsid="00248a16" officeooo:paragraph-rsid="00248a16" style:font-size-asian="10pt" style:font-size-complex="10pt"/>
    </style:style>
    <style:style style:name="P7" style:family="paragraph" style:parent-style-name="Table_20_Contents">
      <style:text-properties fo:font-size="10pt" officeooo:rsid="00267b6f" officeooo:paragraph-rsid="00267b6f" style:font-size-asian="10pt" style:font-size-complex="10pt"/>
    </style:style>
    <style:style style:name="P8" style:family="paragraph" style:parent-style-name="Table_20_Contents">
      <style:text-properties fo:font-size="10pt" officeooo:rsid="00267b6f" officeooo:paragraph-rsid="00275378" style:font-size-asian="10pt" style:font-size-complex="10pt"/>
    </style:style>
    <style:style style:name="P9" style:family="paragraph" style:parent-style-name="Table_20_Contents">
      <style:text-properties fo:font-size="10pt" officeooo:rsid="00275378" officeooo:paragraph-rsid="00275378" style:font-size-asian="10pt" style:font-size-complex="10pt"/>
    </style:style>
    <style:style style:name="P10" style:family="paragraph" style:parent-style-name="Table_20_Contents">
      <style:text-properties fo:font-size="10pt" officeooo:rsid="0027d25b" officeooo:paragraph-rsid="0027d25b" style:font-size-asian="10pt" style:font-size-complex="10pt"/>
    </style:style>
    <style:style style:name="P11" style:family="paragraph" style:parent-style-name="Table_20_Contents">
      <style:text-properties fo:font-size="10pt" officeooo:rsid="00293548" officeooo:paragraph-rsid="00293548" style:font-size-asian="10pt" style:font-size-complex="10pt"/>
    </style:style>
    <style:style style:name="P12" style:family="paragraph" style:parent-style-name="Table_20_Contents">
      <style:text-properties fo:font-size="10pt" officeooo:rsid="002c9b06" officeooo:paragraph-rsid="002c9b06" style:font-size-asian="10pt" style:font-size-complex="10pt"/>
    </style:style>
    <style:style style:name="P13" style:family="paragraph" style:parent-style-name="Table_20_Contents">
      <style:text-properties fo:font-size="10pt" fo:font-weight="bold" officeooo:rsid="002c9b06" officeooo:paragraph-rsid="002c9b06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fo:font-weight="normal" officeooo:rsid="002c9b06" officeooo:paragraph-rsid="002c9b06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officeooo:paragraph-rsid="002c9b06"/>
    </style:style>
    <style:style style:name="P16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style:font-size-asian="10pt" style:font-size-complex="10pt"/>
    </style:style>
    <style:style style:name="P17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officeooo:rsid="002edfd1" officeooo:paragraph-rsid="002edfd1" style:font-size-asian="10pt" style:font-size-complex="10pt"/>
    </style:style>
    <style:style style:name="P18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officeooo:rsid="00345c6f" officeooo:paragraph-rsid="00345c6f" style:font-size-asian="10pt" style:font-size-complex="10pt"/>
    </style:style>
    <style:style style:name="P19" style:family="paragraph" style:parent-style-name="Table_20_Contents" style:list-style-name="L1">
      <style:text-properties fo:font-size="10pt" officeooo:rsid="0021e9b0" officeooo:paragraph-rsid="0021e9b0" style:font-size-asian="10pt" style:font-size-complex="10pt"/>
    </style:style>
    <style:style style:name="P20" style:family="paragraph" style:parent-style-name="Table_20_Contents" style:list-style-name="L1">
      <style:text-properties fo:font-size="10pt" officeooo:rsid="0022bef8" officeooo:paragraph-rsid="0022bef8" style:font-size-asian="10pt" style:font-size-complex="10pt"/>
    </style:style>
    <style:style style:name="P21" style:family="paragraph" style:parent-style-name="Table_20_Contents" style:list-style-name="L2">
      <style:text-properties fo:font-size="10pt" officeooo:rsid="00248a16" officeooo:paragraph-rsid="00248a16" style:font-size-asian="10pt" style:font-size-complex="10pt"/>
    </style:style>
    <style:style style:name="P22" style:family="paragraph" style:parent-style-name="Table_20_Contents" style:list-style-name="L2">
      <style:text-properties fo:font-size="10pt" officeooo:paragraph-rsid="00204526" style:font-size-asian="10pt" style:font-size-complex="10pt"/>
    </style:style>
    <style:style style:name="P23" style:family="paragraph" style:parent-style-name="Table_20_Contents" style:list-style-name="L2">
      <style:text-properties fo:font-size="10pt" officeooo:rsid="001e6dbd" officeooo:paragraph-rsid="00204526" style:font-size-asian="10pt" style:font-size-complex="10pt"/>
    </style:style>
    <style:style style:name="P24" style:family="paragraph" style:parent-style-name="Table_20_Contents">
      <style:text-properties fo:font-size="10pt" officeooo:rsid="00293548" officeooo:paragraph-rsid="00293548" style:font-size-asian="10pt" style:font-size-complex="10pt"/>
    </style:style>
    <style:style style:name="P25" style:family="paragraph" style:parent-style-name="Table_20_Contents" style:list-style-name="L3">
      <style:text-properties fo:font-size="10pt" officeooo:rsid="00293548" officeooo:paragraph-rsid="00293548" style:font-size-asian="10pt" style:font-size-complex="10pt"/>
    </style:style>
    <style:style style:name="P26" style:family="paragraph" style:parent-style-name="Table_20_Contents">
      <style:text-properties fo:font-size="10pt" officeooo:rsid="002ace3a" officeooo:paragraph-rsid="002ace3a" style:font-size-asian="10pt" style:font-size-complex="10pt"/>
    </style:style>
    <style:style style:name="P27" style:family="paragraph" style:parent-style-name="Table_20_Contents">
      <style:text-properties fo:font-size="10pt" officeooo:rsid="0030803f" officeooo:paragraph-rsid="0030803f" style:font-size-asian="10pt" style:font-size-complex="10pt"/>
    </style:style>
    <style:style style:name="P28" style:family="paragraph" style:parent-style-name="Table_20_Contents" style:list-style-name="L4">
      <style:text-properties fo:font-size="10pt" officeooo:rsid="0030803f" officeooo:paragraph-rsid="0030803f" style:font-size-asian="10pt" style:font-size-complex="10pt"/>
    </style:style>
    <style:style style:name="P29" style:family="paragraph" style:parent-style-name="Table_20_Contents">
      <style:text-properties fo:font-size="10pt" officeooo:rsid="0030803f" officeooo:paragraph-rsid="00321d72" style:font-size-asian="10pt" style:font-size-complex="10pt"/>
    </style:style>
    <style:style style:name="P30" style:family="paragraph" style:parent-style-name="Table_20_Contents">
      <style:text-properties fo:font-size="10pt" officeooo:rsid="00315bc2" officeooo:paragraph-rsid="00315bc2" style:font-size-asian="10pt" style:font-size-complex="10pt"/>
    </style:style>
    <style:style style:name="P31" style:family="paragraph" style:parent-style-name="Table_20_Contents">
      <style:text-properties fo:font-size="10pt" officeooo:rsid="0031a2d1" officeooo:paragraph-rsid="0031a2d1" style:font-size-asian="10pt" style:font-size-complex="10pt"/>
    </style:style>
    <style:style style:name="P32" style:family="paragraph" style:parent-style-name="Table_20_Contents">
      <style:text-properties fo:font-size="10pt" officeooo:rsid="00267b6f" officeooo:paragraph-rsid="0031a2d1" style:font-size-asian="10pt" style:font-size-complex="10pt"/>
    </style:style>
    <style:style style:name="P33" style:family="paragraph" style:parent-style-name="Table_20_Contents">
      <style:text-properties fo:font-size="10pt" officeooo:rsid="002cfa1a" officeooo:paragraph-rsid="0031a2d1" style:font-size-asian="10pt" style:font-size-complex="10pt"/>
    </style:style>
    <style:style style:name="P34" style:family="paragraph" style:parent-style-name="Table_20_Contents">
      <style:text-properties fo:font-size="10pt" officeooo:rsid="002cfa1a" officeooo:paragraph-rsid="003407a6" style:font-size-asian="10pt" style:font-size-complex="10pt"/>
    </style:style>
    <style:style style:name="P35" style:family="paragraph" style:parent-style-name="Table_20_Contents">
      <style:text-properties fo:font-size="10pt" officeooo:rsid="002c9b06" officeooo:paragraph-rsid="002c9b06" style:font-size-asian="10pt" style:font-size-complex="10pt"/>
    </style:style>
    <style:style style:name="P36" style:family="paragraph" style:parent-style-name="Table_20_Contents">
      <style:text-properties fo:font-size="10pt" officeooo:rsid="00321d72" officeooo:paragraph-rsid="00321d72" style:font-size-asian="10pt" style:font-size-complex="10pt"/>
    </style:style>
    <style:style style:name="P37" style:family="paragraph" style:parent-style-name="Table_20_Contents" style:list-style-name="L5">
      <style:text-properties fo:font-size="10pt" officeooo:rsid="003407a6" officeooo:paragraph-rsid="003407a6" style:font-size-asian="10pt" style:font-size-complex="10pt"/>
    </style:style>
    <style:style style:name="P38" style:family="paragraph" style:parent-style-name="Table_20_Contents">
      <style:text-properties fo:font-size="10pt" officeooo:rsid="003407a6" officeooo:paragraph-rsid="003407a6" style:font-size-asian="10pt" style:font-size-complex="10pt"/>
    </style:style>
    <style:style style:name="P39" style:family="paragraph" style:parent-style-name="Table_20_Contents">
      <style:text-properties fo:font-size="10pt" fo:font-weight="bold" officeooo:rsid="002c9b06" officeooo:paragraph-rsid="002c9b06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font-size="10pt" fo:font-weight="normal" officeooo:rsid="002cfa1a" officeooo:paragraph-rsid="0031a2d1" style:font-size-asian="10pt" style:font-weight-asian="normal" style:font-size-complex="10pt" style:font-weight-complex="normal"/>
    </style:style>
    <style:style style:name="P41" style:family="paragraph" style:parent-style-name="Table_20_Contents" style:list-style-name="L3">
      <style:text-properties officeooo:rsid="002ace3a" officeooo:paragraph-rsid="002ace3a"/>
    </style:style>
    <style:style style:name="P42" style:family="paragraph" style:parent-style-name="Table_20_Contents">
      <style:text-properties style:font-name="Liberation Serif" fo:font-size="10pt" style:font-size-asian="10pt" style:font-size-complex="10pt"/>
    </style:style>
    <style:style style:name="P43" style:family="paragraph" style:parent-style-name="Table_20_Contents">
      <style:text-properties style:font-name="Liberation Serif" fo:font-size="10pt" officeooo:rsid="001e6dbd" officeooo:paragraph-rsid="001e6dbd" style:font-size-asian="10pt" style:font-size-complex="10pt"/>
    </style:style>
    <style:style style:name="T1" style:family="text">
      <style:text-properties officeooo:rsid="001e6dbd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color="#222222" fo:font-size="9.75pt"/>
    </style:style>
    <style:style style:name="T4" style:family="text">
      <style:text-properties fo:color="#222222" fo:font-size="9.75pt" fo:font-style="italic"/>
    </style:style>
    <style:style style:name="T5" style:family="text">
      <style:text-properties fo:color="#222222" fo:letter-spacing="normal" fo:font-style="italic" fo:font-weight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1e6dbd"/>
    </style:style>
    <style:style style:name="T8" style:family="text">
      <style:text-properties style:font-name="Liberation Serif" officeooo:rsid="001e6dbd"/>
    </style:style>
    <style:style style:name="T9" style:family="text">
      <style:text-properties style:font-name="Liberation Serif" officeooo:rsid="00204526"/>
    </style:style>
    <style:style style:name="T10" style:family="text">
      <style:text-properties officeooo:rsid="0022bef8"/>
    </style:style>
    <style:style style:name="T11" style:family="text">
      <style:text-properties officeooo:rsid="00275378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93548" style:font-size-asian="10pt" style:font-size-complex="10pt"/>
    </style:style>
    <style:style style:name="T14" style:family="text">
      <style:text-properties fo:font-size="10pt" officeooo:rsid="002c9b06" style:font-size-asian="10pt" style:font-size-complex="10pt"/>
    </style:style>
    <style:style style:name="T15" style:family="text">
      <style:text-properties fo:font-size="10pt" fo:font-weight="bold" officeooo:rsid="002c9b06" style:font-size-asian="10pt" style:font-weight-asian="bold" style:font-size-complex="10pt" style:font-weight-complex="bold"/>
    </style:style>
    <style:style style:name="T16" style:family="text">
      <style:text-properties officeooo:rsid="002c9b06"/>
    </style:style>
    <style:style style:name="T17" style:family="text">
      <style:text-properties officeooo:rsid="002d27bf"/>
    </style:style>
    <style:style style:name="T18" style:family="text">
      <style:text-properties officeooo:rsid="00315bc2"/>
    </style:style>
    <style:style style:name="T19" style:family="text">
      <style:text-properties officeooo:rsid="0031a2d1"/>
    </style:style>
    <style:style style:name="T20" style:family="text">
      <style:text-properties officeooo:rsid="00321d72"/>
    </style:style>
    <style:style style:name="T21" style:family="text">
      <style:text-properties fo:color="#333333" style:font-name="Verdana" fo:font-size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"><text:s/>Publikacja</text:p>
          </table:table-cell>
          <table:table-cell table:style-name="Tabela1.A1" office:value-type="string">
            <text:p text:style-name="P2">Dane</text:p>
          </table:table-cell>
          <table:table-cell table:style-name="Tabela1.A1" office:value-type="string">
            <text:p text:style-name="P2">Zastosowane metody <text:span text:style-name="T16">i ich parametry</text:span></text:p>
          </table:table-cell>
          <table:table-cell table:style-name="Tabela1.A1" office:value-type="string">
            <text:p text:style-name="P31">Rezultaty</text:p>
          </table:table-cell>
          <table:table-cell table:style-name="Tabela1.A1" office:value-type="string">
            <text:p text:style-name="P3">Narzędzia</text:p>
          </table:table-cell>
          <table:table-cell table:style-name="Tabela1.F1" office:value-type="string">
            <text:p text:style-name="P9">Uwagi</text:p>
          </table:table-cell>
        </table:table-row>
        <table:table-row>
          <table:table-cell table:style-name="Tabela1.A2" office:value-type="string">
            <text:p text:style-name="P43"><text:span text:style-name="T2">SIWEK, Krzysztof; OSOWSKI, Stanisław. Data mining methods for prediction of air pollution. </text:span><text:span text:style-name="T5">International Journal of Applied Mathematics and Computer Science</text:span><text:span text:style-name="T2">, 2016, 26.2: 467-478.</text:span></text:p>
          </table:table-cell>
          <table:table-cell table:style-name="Tabela1.A2" office:value-type="string">
            <text:p text:style-name="P4">Dane zebrane z 2 stacji meteorologicznych w Warszawie w latach 2001-2014.</text:p>
            <text:p text:style-name="P5">Eksperymenty przeprowadzone dla zanieczyszczeń: PM10, SO2, NO2, O3.</text:p>
            <text:p text:style-name="P5">Wybrane parametry wejściowe <text:span text:style-name="T10">dla PM10 </text:span>(jeśli nie wskazano inaczej chodzi o dane z ostatnich 24 godzin):</text:p>
            <text:list xml:id="list930664616776943670" text:style-name="L1">
              <text:list-item>
                <text:p text:style-name="P19">min., maks i średnie zanieczyszczenie;</text:p>
              </text:list-item>
              <text:list-item>
                <text:p text:style-name="P19">min., maks. I średnia temperatura;</text:p>
              </text:list-item>
              <text:list-item>
                <text:p text:style-name="P19">maks. Wilgotność;</text:p>
              </text:list-item>
              <text:list-item>
                <text:p text:style-name="P19">średnie nasłonecznienie;</text:p>
              </text:list-item>
              <text:list-item>
                <text:p text:style-name="P19">min., maks. I średnia prędkość wiatry wzdłuż współrzędnej x/y;</text:p>
              </text:list-item>
              <text:list-item>
                <text:p text:style-name="P19">poziom zanieczyszczenia kolejnego dnia przewidziany przez trend liniowy;</text:p>
              </text:list-item>
              <text:list-item>
                <text:p text:style-name="P19">wilgotność przewidziana na kolejny dzień przez trend liniowy;</text:p>
              </text:list-item>
              <text:list-item>
                <text:p text:style-name="P19">poziom zanieczyszczenia <text:span text:style-name="T10">zmierzony kilka razy w ciągu doby – nie wykorzystano wszystkich 24 pomiarów</text:span>;</text:p>
              </text:list-item>
              <text:list-item>
                <text:p text:style-name="P20">binarna reprezentacja pory roku;</text:p>
              </text:list-item>
              <text:list-item>
                <text:p text:style-name="P20">kod typu dnia – roboczy lub weekend.</text:p>
              </text:list-item>
            </text:list>
            <text:p text:style-name="P10">Wymieniono tu parametry wybrane przez algorytm genetyczny lub regresję krokową dla PM10. Dla pozostałych zanieczyszczeń zbiór uzyskanych parametrów jest inny. <text:span text:style-name="T18">Dodatkowo parametry znalezione z użyciem algorytmu genetycznego nie muszą się </text:span><text:soft-page-break/><text:span text:style-name="T18">pokrywać z tymi znalezionymi przez regresję krokową.</text:span></text:p>
            <text:p text:style-name="P5"/>
          </table:table-cell>
          <table:table-cell table:style-name="Tabela1.A2" office:value-type="string">
            <text:p text:style-name="P6">Praca zawiera wyniki eksperymentów z użyciem:</text:p>
            <text:list xml:id="list5309207071332365586" text:style-name="L2">
              <text:list-item>
                <text:p text:style-name="P21">Random Forest Decision Tree</text:p>
              </text:list-item>
              <text:list-item>
                <text:p text:style-name="P23">Multi-layer perceptron - 12 neuronów w warstwie ukrytej;</text:p>
              </text:list-item>
              <text:list-item>
                <text:p text:style-name="P22"><text:span text:style-name="T1">Radial basis function - 300 gaussowskich funkcji bazowych z </text:span><text:span text:style-name="T7">σ</text:span><text:span text:style-name="T9">=</text:span><text:span text:style-name="T1">1;</text:span></text:p>
              </text:list-item>
              <text:list-item>
                <text:p text:style-name="P22"><text:span text:style-name="T1">Support Vector Machine with Gaussian kernel – C=100, </text:span><text:span text:style-name="T7">ε</text:span><text:span text:style-name="T9">=0.01, </text:span><text:span text:style-name="T7">σ</text:span><text:span text:style-name="T9">=</text:span><text:span text:style-name="T8">1</text:span><text:span text:style-name="T9"> </text:span><text:span text:style-name="T1">.</text:span></text:p>
              </text:list-item>
            </text:list>
            <text:p text:style-name="P7">Przetestowano również skuteczność systemu złożonego z połączonych sieci MLP, RBF, SVR, gdzie wartości wyjściowe były przekazywane na wejście drzewa RF (RF-fusion) lub ich średnia ważona była używana do przewidzenia poziomu zanieczyszczenia n-dni do przodu (w_avg).</text:p>
            <text:p text:style-name="P7"/>
            <text:p text:style-name="P8"/>
          </table:table-cell>
          <table:table-cell table:style-name="Tabela1.A2" office:value-type="string">
            <text:p text:style-name="P32">Najlepsze wyniki uzyskano dla RF (Mean Absolute Percentage Error na poziomie 17.92%, Mean Absolute Error 5.405 <text:span text:style-name="T6">μ</text:span>g/m3 dla PM10, z użyciem algorytmu generycznego), nieco gorsze (ale lepsze niż dla pojedynczych sieci MLP, RBF i SVR) dla RF-fusion (MAPE 23.36%, MAE <text:span text:style-name="T11">7.269 </text:span><text:span text:style-name="T6">μ</text:span>g/m3) i w_avg <text:span text:style-name="T11">(MAPE 22.68%, MAE 6.979 </text:span><text:span text:style-name="T6">μ</text:span>g/m3<text:span text:style-name="T11">)</text:span>.</text:p>
          </table:table-cell>
          <table:table-cell table:style-name="Tabela1.A2" office:value-type="string">
            <text:p text:style-name="P9">MATLAB – użyty do weryfikacji wyników w porównaniu do modelu liniowego ARX. Brak informacji o narzędziach użytych do implementacji samych metod.</text:p>
          </table:table-cell>
          <table:table-cell table:style-name="Tabela1.F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6"><text:span text:style-name="T3">LOYA, Nahun, et al. Forecast of air quality based on ozone by decision trees and neural networks. In: </text:span><text:span text:style-name="T4">Mexican International Conference on Artificial Intelligence</text:span><text:span text:style-name="T3">. Springer, Berlin, Heidelberg, 2012. p. 97-106.</text:span></text:p>
            <text:p text:style-name="P42"/>
          </table:table-cell>
          <table:table-cell table:style-name="Tabela1.A2" office:value-type="string">
            <text:p text:style-name="P11">Dane pochodzą z 3 stacji meteorologicznych na terenie Mexico City. <text:span text:style-name="T17">Pomiary były wykonywane co godzinę w okresie między 2010 – 2011 r.</text:span></text:p>
            <text:p text:style-name="P11">Zanieczyszczenia: 03, CO, NO2.</text:p>
            <text:p text:style-name="P11">Parametry brane pod uwagę: </text:p>
            <text:list xml:id="list3620395576890844499" text:style-name="L3">
              <text:list-item>
                <text:p text:style-name="P41"><text:span text:style-name="T13">g</text:span><text:span text:style-name="T12">odzina,</text:span></text:p>
              </text:list-item>
              <text:list-item>
                <text:p text:style-name="P25">temperatura, </text:p>
              </text:list-item>
              <text:list-item>
                <text:p text:style-name="P25">wilgotność względna,</text:p>
              </text:list-item>
              <text:list-item>
                <text:p text:style-name="P25">prędkość i kierunek wiatru.</text:p>
              </text:list-item>
            </text:list>
            <text:p text:style-name="P26">Zależności między parametrami a zanieczyszczeniem oszacowano na podstawie testu chi-kwadrat.</text:p>
            <text:p text:style-name="P34">Poziomy zanieczyszczeń zostały zdyskretyzowane.</text:p>
          </table:table-cell>
          <table:table-cell table:style-name="Tabela1.A2" office:value-type="string">
            <text:p text:style-name="P13">MLP</text:p>
            <text:p text:style-name="P14">najlepsze rezultaty dla 1 warstwy ukrytej z 8 lub 9 neuronami (w zależności od stacji meteo)</text:p>
            <text:p text:style-name="P14"/>
            <text:p text:style-name="P15"><text:span text:style-name="T15">C4.5 decision tree</text:span><text:span text:style-name="T14"> </text:span></text:p>
            <text:p text:style-name="P12">factor =0.05, </text:p>
            <text:p text:style-name="P12">MinNumObj = 2 ,</text:p>
            <text:p text:style-name="P12">Unpruned = F ALSE. </text:p>
            <text:p text:style-name="P13"/>
            <text:p text:style-name="P13">Random Forest</text:p>
            <text:p text:style-name="P12">MaxDepth = 10,</text:p>
            <text:p text:style-name="P12">Debug = F alse,</text:p>
            <text:p text:style-name="P12">NumTrees = 50,</text:p>
            <text:p text:style-name="P12">Seed = 1;</text:p>
          </table:table-cell>
          <table:table-cell table:style-name="Tabela1.A2" office:value-type="string">
            <text:p text:style-name="P33">Drzewa decyzyjne okazały się <text:span text:style-name="T19">naj</text:span>skuteczn<text:span text:style-name="T19">iejsze</text:span>. Najlepsze rezultaty uzyskano dla drzew typu Random Forest. Skuteczność była mierzona na podstawie sukcesu klasyfikacji. </text:p>
            <text:p text:style-name="P33"/>
            <text:p text:style-name="P40">Zaproponowano dokonywanie klasyfikacji na danych podzielonych na okresy 8-godzinne. Pozwoliło to na zredukowanie błędów w okresach wzmożonego uwalniania zanieczyszczeń do atmosfery obserwowanych w godzinach 12:00 – 20:00. Skuteczność predykcji sięgnęła wówczas &gt; 80% w godzinach 9:00 – 17:00 i &gt; 90 % w godzinach 1:00 – 8:00 i 18:00 – 24:00.</text:p>
          </table:table-cell>
          <table:table-cell table:style-name="Tabela1.A2" office:value-type="string">
            <text:p text:style-name="P12">Weka</text:p>
          </table:table-cell>
          <table:table-cell table:style-name="Tabela1.F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7">Subramanian, V. N. (2016). Data analysis for predicting air pollutant concentration in Smart city Uppsala (Dissertation). Retrieved from http://urn.kb.se/resolve?urn=urn:nbn:se:uu:diva-283405</text:p>
          </table:table-cell>
          <table:table-cell table:style-name="Tabela1.A2" office:value-type="string">
            <text:p text:style-name="P36">Dane pochodzące ze stacji monitorującej w Uppsali.</text:p>
            <text:p text:style-name="P38">Rodzaje zanieczyszczeń: PM2.5, PM10, NO, NO2.</text:p>
            <text:p text:style-name="P36">Dane wejściowe:</text:p>
            <text:list xml:id="list5986339969863640473" text:style-name="L5">
              <text:list-item>
                <text:p text:style-name="P37">natężenie ruchu drogowego (szacowana liczba samochodów).</text:p>
              </text:list-item>
              <text:list-item>
                <text:p text:style-name="P37">dzień tygodnia,</text:p>
              </text:list-item>
              <text:list-item>
                <text:p text:style-name="P37">godzina,</text:p>
              </text:list-item>
              <text:list-item>
                <text:p text:style-name="P37">temperatura,</text:p>
              </text:list-item>
              <text:list-item>
                <text:p text:style-name="P37">prędkość i kierunek wiatru,</text:p>
              </text:list-item>
              <text:list-item>
                <text:p text:style-name="P37">wilgotność,</text:p>
              </text:list-item>
              <text:list-item>
                <text:p text:style-name="P37">opad deszczu,</text:p>
              </text:list-item>
              <text:list-item>
                <text:p text:style-name="P37">nasłonecznienie,</text:p>
              </text:list-item>
              <text:list-item>
                <text:p text:style-name="P37">poziom zanieczyszczenia 1 i 2 <text:soft-page-break/>godziny wcześniej.</text:p>
              </text:list-item>
            </text:list>
            <text:p text:style-name="P38">Dane zostały znormalizowane.</text:p>
          </table:table-cell>
          <table:table-cell table:style-name="Tabela1.A2" office:value-type="string">
            <text:p text:style-name="P27">Sieć neuronowa z jedną warstwą ukrytą z 9 neuronami. Parametry algorytmu uczenia:</text:p>
            <text:list xml:id="list2214857292572963517" text:style-name="L4">
              <text:list-item>
                <text:p text:style-name="P28">learning rate = 0.3;</text:p>
              </text:list-item>
              <text:list-item>
                <text:p text:style-name="P28">momentum = 0.2.</text:p>
              </text:list-item>
            </text:list>
            <text:p text:style-name="P27"/>
            <text:p text:style-name="P27">Regresja liniowa wielokrotna <text:span text:style-name="T19">(MLR)</text:span>.</text:p>
          </table:table-cell>
          <table:table-cell table:style-name="Tabela1.A2" office:value-type="string">
            <text:p text:style-name="P29"><text:span text:style-name="T20">Skuteczność sieci neuronowej wyższa niż MLR, ale na porównywalnym poziomie: błąd względny: 37.23% w porównaniu do 40.64%.</text:span></text:p>
            <text:p text:style-name="P29"><text:span text:style-name="T20">Przewidywany jest poziom zanieczyszczenia w chwili t + 1 godz.</text:span></text:p>
          </table:table-cell>
          <table:table-cell table:style-name="Tabela1.A2" office:value-type="string">
            <text:p text:style-name="P30">Nie zostały wskazane.</text:p>
          </table:table-cell>
          <table:table-cell table:style-name="Tabela1.F2" office:value-type="string">
            <text:p text:style-name="P36">W pracy pokazano, że możliwe jest wykorzystanie modelu nauczonego na podstawie danych na temat jednego rodzaju zanieczyszczenia PM2.5 do predykcji <text:soft-page-break/>innego rodzaju zanieczyszczenia – PM10, NO, NO3.</text:p>
          </table:table-cell>
        </table:table-row>
        <table:table-row>
          <table:table-cell table:style-name="Tabela1.A2" office:value-type="string">
            <text:p text:style-name="P17"><text:span text:style-name="T21">Memarianfard, M., Hatami, A., Memarianfard, M. (2017). 'Artificial neural network forecast application for fine particulate matter concentration using meteorological data', </text:span><text:span text:style-name="Emphasis"><text:span text:style-name="T21">Global Journal of Environmental Science and Management</text:span></text:span><text:span text:style-name="T21">, 3(3), pp. 333-340. doi: 10.22034/gjesm.2017.03.03.010</text:span></text:p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0"/>
          </table:table-cell>
          <table:table-cell table:style-name="Tabela1.F2" office:value-type="string">
            <text:p text:style-name="P36"/>
          </table:table-cell>
        </table:table-row>
        <table:table-row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0"/>
          </table:table-cell>
          <table:table-cell table:style-name="Tabela1.F2" office:value-type="string">
            <text:p text:style-name="P3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Rosalind Serif" svg:font-family="'Rosalind Serif', Georgia, serif"/>
    <style:font-face style:name="Verdana" svg:font-family="Verdana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1:06:38.625371863</meta:creation-date>
    <dc:date>2017-11-02T23:10:05.492771791</dc:date>
    <meta:editing-duration>PT1H7M35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3" meta:paragraph-count="76" meta:word-count="705" meta:character-count="4979" meta:non-whitespace-character-count="4362"/>
  </office:meta>
</office:document-meta>
</file>